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fonto" svg:font-family="Monofont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fonto"/>
    </style:style>
    <style:style style:name="P2" style:family="paragraph" style:parent-style-name="Standard">
      <style:text-properties style:font-name="Monofonto" fo:background-color="#ffff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Monofonto" fo:font-size="11.5pt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quema para 5 carros com 5 pessoas: </text:p>
      <text:p text:style-name="Standard"/>
      <text:p text:style-name="Standard"/>
      <text:p text:style-name="P4">/ <text:s text:c="22"/>Montanha Russa <text:s text:c="31"/>\ <text:s text:c="85"/></text:p>
      <text:p text:style-name="P4">| <text:s text:c="11"/>|entrada| <text:s text:c="47"/>| </text:p>
      <text:p text:style-name="P4">| <text:s text:c="11"/>| <text:s text:c="2"/>#__________________________________________________ <text:s/>| </text:p>
      <text:p text:style-name="P4">| <text:s text:c="11"/>| <text:s text:c="2"/>|\/\/\/\/\/\/\/\/\/\/\/\/\/\/\/\/\/\/\/\/\/\/\/\/\/ <text:s/>| </text:p>
      <text:p text:style-name="P4">| <text:s/>|ooooo| <text:s/>|_____| |_____| |_____| |_____| |_____| |_____| |_____| <text:s text:c="2"/>| </text:p>
      <text:p text:style-name="P4">|---o---o---=o===o===o===o===o===o===o===o===o===o===o===o===o===o=---| </text:p>
      <text:p text:style-name="P4">| <text:s text:c="53"/>|saida| <text:s text:c="2"/>| <text:s text:c="3"/>| </text:p>
      <text:p text:style-name="P4">| <text:s text:c="53"/>|_________| <text:s text:c="3"/>| </text:p>
      <text:p text:style-name="P4">\ <text:s text:c="68"/>/ </text:p>
      <text:p text:style-name="P1"/>
      <text:p text:style-name="P2">TODO: mostrar na figura o que eh o q</text:p>
      <text:p text:style-name="P1"/>
      <text:p text:style-name="Standard">REQUISITOS DA MONTANHA RUSSA </text:p>
      <text:p text:style-name="Standard">- Apenas um carro carrega por vez;</text:p>
      <text:p text:style-name="Standard">- Vários carros podem passear ao mesmo tempo;</text:p>
      <text:p text:style-name="Standard">- O carro só sai quando estiver cheio;</text:p>
      <text:p text:style-name="Standard">- Os carros chegam na mesma ordem na qual sairam;</text:p>
      <text:p text:style-name="Standard">- Só um carro pode descarregar por vez;</text:p>
      <text:p text:style-name="Standard">- Os passageiros só embarcam quando o carro estiver carregando;</text:p>
      <text:p text:style-name="Standard">- Os passageiros só desembarcam quando o carro estiver descarregando.</text:p>
      <text:p text:style-name="Standard"/>
      <text:p text:style-name="Standard"/>
      <text:p text:style-name="Standard">Observações:</text:p>
      <text:p text:style-name="Standard"/>
      <text:p text:style-name="Standard">Quando um ou mais carros estão estão passeando, ele não é mostrado.</text:p>
      <text:p text:style-name="Standard">A animação tem tempos aleatórios e pode confundir. Pra ver tudo, é recomendável salvar a saída num arquivo e ir percorrendo linha por linha. Além disso, se não houver próximos passageiros, o próximo carro simplesmente não é carregado e nada mais acontece (“deadlock”).</text:p>
      <text:p text:style-name="Standard"/>
      <text:p text:style-name="Standard"/>
      <text:p text:style-name="P3">Implementação:</text:p>
      <text:p text:style-name="Standard">Usamos semáforos.</text:p>
      <text:p text:style-name="Standard">Cada carro possui seu próprio semaforo, na área de embarque e outro na de desembarque. Esses semaforos foram alocados em vetores;</text:p>
      <text:p text:style-name="Standard">Há um semaforo na entrada e na saída da montanha russa, controlando o acesso dos passageiros ao brinquedo.</text:p>
      <text:p text:style-name="Standard">Há um semaforo para saber quando um carro está cheio ou vazio, permitindo assim sua movimentação.</text:p>
      <text:p text:style-name="Standard"/>
      <text:p text:style-name="Standard">Para garantir o embarque e desembarque de apenas um passageiro por vez, utilizamos mutex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fonto" svg:font-family="Monofont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6T13:55:09</meta:creation-date>
    <dc:creator>Felipe Eltermann</dc:creator>
    <dc:date>2009-05-26T19:06:11</dc:date>
    <meta:editing-cycles>3</meta:editing-cycles>
    <meta:editing-duration>PT26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223" meta:character-count="1972"/>
  </office:meta>
</office:document-meta>
</file>